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0" style:family="table-cell">
      <style:table-cell-properties fo:padding="0.097cm" fo:border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loext:contextual-spacing="false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5">OD :</text:p>
          </table:table-cell>
          <table:table-cell table:style-name="Table1.B1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1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G10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11" office:value-type="string">
            <text:p text:style-name="P5">OG :</text:p>
          </table:table-cell>
          <table:table-cell table:style-name="Table1.B1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1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G11" office:value-type="string">
            <text:p text:style-name="Table_20_Contents">Add <text:text-input text:description="&lt;line.add_os&gt;">add_os</text:text-input></text:p>
          </table:table-cell>
        </table:table-row>
        <text:soft-page-break/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7.673cm" svg:y="0.661cm" svg:width="5.676cm" svg:height="1.813cm" draw:z-index="0"><draw:image xlink:href="Pictures/100002010000010A0000005583825C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8-03T03:49:53.881318658</dc:date>
    <meta:editing-duration>PT4H26M26S</meta:editing-duration>
    <meta:editing-cycles>118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2" meta:paragraph-count="26" meta:word-count="210" meta:character-count="904" meta:non-whitespace-character-count="826"/>
  </office:meta>
</office:document-meta>
</file>